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rif" svg:font-family="serif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c965f" officeooo:paragraph-rsid="0013c743"/>
    </style:style>
    <style:style style:name="P2" style:family="paragraph" style:parent-style-name="Standard">
      <style:paragraph-properties fo:line-height="150%"/>
      <style:text-properties officeooo:rsid="000c965f" officeooo:paragraph-rsid="00144f55"/>
    </style:style>
    <style:style style:name="P3" style:family="paragraph" style:parent-style-name="Standard">
      <style:paragraph-properties fo:line-height="150%"/>
      <style:text-properties fo:font-size="12pt" fo:language="nb" fo:country="NO" style:font-size-asian="12pt" style:font-size-complex="12pt"/>
    </style:style>
    <style:style style:name="P4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officeooo:paragraph-rsid="00144f55" style:font-size-asian="12pt" style:font-size-complex="12pt"/>
    </style:style>
    <style:style style:name="P6" style:family="paragraph" style:parent-style-name="Standard">
      <style:paragraph-properties fo:line-height="150%"/>
      <style:text-properties fo:font-size="12pt" officeooo:paragraph-rsid="001e4ee1" style:font-size-asian="12pt" style:font-size-complex="12pt"/>
    </style:style>
    <style:style style:name="P7" style:family="paragraph" style:parent-style-name="Standard">
      <style:paragraph-properties fo:line-height="150%"/>
      <style:text-properties fo:font-size="12pt" officeooo:rsid="00144f55" officeooo:paragraph-rsid="000e2b56" style:font-size-asian="12pt" style:font-size-complex="12pt"/>
    </style:style>
    <style:style style:name="P8" style:family="paragraph" style:parent-style-name="Standard">
      <style:paragraph-properties fo:line-height="150%"/>
      <style:text-properties officeooo:paragraph-rsid="0013c743"/>
    </style:style>
    <style:style style:name="P9" style:family="paragraph" style:parent-style-name="Standard">
      <style:paragraph-properties fo:margin-left="0.5in" fo:margin-right="0in" fo:line-height="150%" fo:text-indent="-0.5in" style:auto-text-indent="false"/>
      <style:text-properties officeooo:paragraph-rsid="0013c743"/>
    </style:style>
    <style:style style:name="P10" style:family="paragraph" style:parent-style-name="Heading_20_5">
      <style:paragraph-properties fo:line-height="150%"/>
      <style:text-properties officeooo:rsid="000c965f" officeooo:paragraph-rsid="0011e3ed"/>
    </style:style>
    <style:style style:name="P11" style:family="paragraph" style:parent-style-name="Heading_20_5">
      <style:paragraph-properties fo:line-height="150%"/>
      <style:text-properties officeooo:paragraph-rsid="0013c743"/>
    </style:style>
    <style:style style:name="P12" style:family="paragraph" style:parent-style-name="Heading_20_5">
      <style:paragraph-properties fo:line-height="150%"/>
      <style:text-properties fo:font-size="12pt" style:font-size-asian="12pt" style:font-size-complex="12pt"/>
    </style:style>
    <style:style style:name="P13" style:family="paragraph" style:parent-style-name="Heading_20_3">
      <style:paragraph-properties fo:line-height="150%"/>
    </style:style>
    <style:style style:name="P14" style:family="paragraph" style:parent-style-name="Heading_20_3">
      <style:paragraph-properties fo:line-height="150%"/>
      <style:text-properties fo:font-size="12pt" officeooo:rsid="00144f55" officeooo:paragraph-rsid="00144f55" style:font-size-asian="12pt" style:font-size-complex="12pt"/>
    </style:style>
    <style:style style:name="P15" style:family="paragraph" style:parent-style-name="Heading_20_3">
      <style:paragraph-properties fo:line-height="150%"/>
      <style:text-properties fo:font-size="12pt" style:font-size-asian="12pt" style:font-size-complex="12pt"/>
    </style:style>
    <style:style style:name="P16" style:family="paragraph" style:parent-style-name="Heading_20_2" style:master-page-name="Standard">
      <style:paragraph-properties fo:line-height="150%" style:page-number="auto"/>
      <style:text-properties fo:font-size="12pt" style:font-size-asian="12pt" style:font-size-complex="12pt"/>
    </style:style>
    <style:style style:name="T1" style:family="text">
      <style:text-properties fo:language="nb" fo:country="NO"/>
    </style:style>
    <style:style style:name="T2" style:family="text">
      <style:text-properties fo:language="nb" fo:country="NO" fo:font-style="italic" officeooo:rsid="001616ec" style:font-style-asian="italic" style:font-style-complex="italic"/>
    </style:style>
    <style:style style:name="T3" style:family="text">
      <style:text-properties fo:language="nb" fo:country="NO" fo:font-style="italic" officeooo:rsid="001a99b7" style:font-style-asian="italic" style:font-style-complex="italic"/>
    </style:style>
    <style:style style:name="T4" style:family="text">
      <style:text-properties fo:language="nb" fo:country="NO" fo:font-style="normal" officeooo:rsid="001616ec" style:font-style-asian="normal" style:font-style-complex="normal"/>
    </style:style>
    <style:style style:name="T5" style:family="text">
      <style:text-properties fo:language="nb" fo:country="NO" fo:font-style="normal" officeooo:rsid="001656b7" style:font-style-asian="normal" style:font-style-complex="normal"/>
    </style:style>
    <style:style style:name="T6" style:family="text">
      <style:text-properties fo:language="nb" fo:country="NO" fo:font-style="normal" officeooo:rsid="00173169" style:font-style-asian="normal" style:font-style-complex="normal"/>
    </style:style>
    <style:style style:name="T7" style:family="text">
      <style:text-properties fo:language="nb" fo:country="NO" fo:font-style="normal" officeooo:rsid="0017fffb" style:font-style-asian="normal" style:font-style-complex="normal"/>
    </style:style>
    <style:style style:name="T8" style:family="text">
      <style:text-properties fo:language="nb" fo:country="NO" fo:font-style="normal" officeooo:rsid="001b24a4" style:font-style-asian="normal" style:font-style-complex="normal"/>
    </style:style>
    <style:style style:name="T9" style:family="text">
      <style:text-properties fo:language="nb" fo:country="NO" fo:font-style="normal" officeooo:rsid="001a99b7" style:font-style-asian="normal" style:font-style-complex="normal"/>
    </style:style>
    <style:style style:name="T10" style:family="text">
      <style:text-properties fo:language="nb" fo:country="NO" fo:font-style="normal" officeooo:rsid="001c587b" style:font-style-asian="normal" style:font-style-complex="normal"/>
    </style:style>
    <style:style style:name="T11" style:family="text">
      <style:text-properties fo:language="nb" fo:country="NO" fo:font-style="normal" officeooo:rsid="001d710c" style:font-style-asian="normal" style:font-style-complex="normal"/>
    </style:style>
    <style:style style:name="T12" style:family="text">
      <style:text-properties fo:language="nb" fo:country="NO" officeooo:rsid="0011e3ed"/>
    </style:style>
    <style:style style:name="T13" style:family="text">
      <style:text-properties fo:language="nb" fo:country="NO" officeooo:rsid="000c965f"/>
    </style:style>
    <style:style style:name="T14" style:family="text">
      <style:text-properties fo:language="nb" fo:country="NO" officeooo:rsid="00144f55"/>
    </style:style>
    <style:style style:name="T15" style:family="text">
      <style:text-properties fo:language="nb" fo:country="NO" officeooo:rsid="001616ec"/>
    </style:style>
    <style:style style:name="T16" style:family="text">
      <style:text-properties fo:language="nb" fo:country="NO" officeooo:rsid="0018c141"/>
    </style:style>
    <style:style style:name="T17" style:family="text">
      <style:text-properties fo:language="nb" fo:country="NO" officeooo:rsid="001a99b7"/>
    </style:style>
    <style:style style:name="T18" style:family="text">
      <style:text-properties fo:language="nb" fo:country="NO" officeooo:rsid="001f7901"/>
    </style:style>
    <style:style style:name="T19" style:family="text">
      <style:text-properties style:use-window-font-color="true" style:font-name="Calibri" fo:font-size="12pt" fo:language="nb" fo:country="NO" fo:font-style="normal" style:font-name-asian="Calibri1" style:font-size-asian="12pt" style:font-style-asian="normal" style:font-name-complex="F" style:font-size-complex="12pt" style:font-style-complex="normal"/>
    </style:style>
    <style:style style:name="T20" style:family="text">
      <style:text-properties style:use-window-font-color="true" style:font-name="Calibri" fo:font-size="12pt" fo:language="nb" fo:country="NO" fo:font-style="normal" officeooo:rsid="0011e3ed" style:font-name-asian="Calibri1" style:font-size-asian="12pt" style:font-style-asian="normal" style:font-name-complex="F" style:font-size-complex="12pt" style:font-style-complex="normal"/>
    </style:style>
    <style:style style:name="T21" style:family="text">
      <style:text-properties style:use-window-font-color="true" style:font-name="Calibri" fo:font-size="12pt" fo:language="nb" fo:country="NO" fo:font-style="normal" officeooo:rsid="0013c743" style:font-name-asian="Calibri1" style:font-size-asian="12pt" style:font-style-asian="normal" style:font-name-complex="F" style:font-size-complex="12pt" style:font-style-complex="normal"/>
    </style:style>
    <style:style style:name="T22" style:family="text">
      <style:text-properties style:use-window-font-color="true" style:font-name="Calibri" fo:font-size="12pt" fo:language="nb" fo:country="NO" style:font-name-asian="Calibri1" style:font-size-asian="12pt" style:font-name-complex="F" style:font-size-complex="12pt" style:font-style-complex="normal"/>
    </style:style>
    <style:style style:name="T23" style:family="text">
      <style:text-properties style:font-name="serif"/>
    </style:style>
    <style:style style:name="T24" style:family="text">
      <style:text-properties style:font-name="serif" fo:language="nb" fo:country="NO" officeooo:rsid="000e2b56"/>
    </style:style>
    <style:style style:name="T25" style:family="text">
      <style:text-properties style:font-name="serif" fo:language="nb" fo:country="NO" officeooo:rsid="0011e3ed"/>
    </style:style>
    <style:style style:name="T26" style:family="text">
      <style:text-properties fo:font-size="12pt" fo:language="nb" fo:country="NO" fo:font-style="normal" style:font-size-asian="12pt" style:font-style-asian="normal" style:font-size-complex="12pt" style:font-style-complex="normal"/>
    </style:style>
    <style:style style:name="T27" style:family="text">
      <style:text-properties fo:font-size="12pt" fo:language="nb" fo:country="NO" fo:font-style="normal" officeooo:rsid="0013c743" style:font-size-asian="12pt" style:font-style-asian="normal" style:font-size-complex="12pt" style:font-style-complex="normal"/>
    </style:style>
    <style:style style:name="T28" style:family="text">
      <style:text-properties fo:font-size="12pt" fo:language="nb" fo:country="NO" fo:font-style="normal" officeooo:rsid="0011e3ed" style:font-size-asian="12pt" style:font-style-asian="normal" style:font-size-complex="12pt" style:font-style-complex="normal"/>
    </style:style>
    <style:style style:name="T29" style:family="text">
      <style:text-properties fo:font-size="12pt" fo:language="nb" fo:country="NO" officeooo:rsid="001e4ee1" style:font-size-asian="12pt" style:font-size-complex="12pt"/>
    </style:style>
    <style:style style:name="T30" style:family="text">
      <style:text-properties fo:font-size="12pt" fo:language="nb" fo:country="NO" officeooo:rsid="001f7901" style:font-size-asian="12pt" style:font-size-complex="12pt"/>
    </style:style>
    <style:style style:name="T31" style:family="text">
      <style:text-properties fo:font-size="12pt" fo:language="nb" fo:country="NO" officeooo:rsid="00200666" style:font-size-asian="12pt" style:font-size-complex="12pt"/>
    </style:style>
    <style:style style:name="T32" style:family="text">
      <style:text-properties fo:font-size="12pt" fo:language="nb" fo:country="NO" officeooo:rsid="0021f483" style:font-size-asian="12pt" style:font-size-complex="12pt"/>
    </style:style>
    <style:style style:name="T33" style:family="text">
      <style:text-properties fo:font-size="12pt" fo:language="nb" fo:country="NO" officeooo:rsid="00144f55" style:font-size-asian="12pt" style:font-size-complex="12pt"/>
    </style:style>
    <style:style style:name="T34" style:family="text">
      <style:text-properties fo:font-size="12pt" fo:language="nb" fo:country="NO" officeooo:rsid="0021f483" style:font-size-asian="12pt" style:font-style-asian="italic" style:font-size-complex="12pt" style:font-style-complex="italic"/>
    </style:style>
    <style:style style:name="T35" style:family="text">
      <style:text-properties fo:font-size="12pt" fo:language="nb" fo:country="NO" fo:font-style="italic" officeooo:rsid="00200666" style:font-size-asian="12pt" style:font-style-asian="italic" style:font-size-complex="12pt" style:font-style-complex="italic"/>
    </style:style>
    <style:style style:name="T36" style:family="text">
      <style:text-properties fo:font-size="12pt" fo:language="nb" fo:country="NO" fo:font-style="italic" officeooo:rsid="0021f483" style:font-size-asian="12pt" style:font-style-asian="italic" style:font-size-complex="12pt" style:font-style-complex="italic"/>
    </style:style>
    <style:style style:name="T37" style:family="text">
      <style:text-properties fo:language="en" fo:country="US" fo:font-style="normal" officeooo:rsid="001d710c" style:font-style-asian="normal" style:font-style-complex="normal"/>
    </style:style>
    <style:style style:name="T38" style:family="text">
      <style:text-properties fo:language="en" fo:country="US" fo:font-style="italic" officeooo:rsid="001d710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><text:span text:style-name="T1">Teoretisk og metodologisk tilnærming:</text:span></text:h>
      <text:h text:style-name="P13" text:outline-level="3"/>
      <text:p text:style-name="P7"><text:span text:style-name="T1"/></text:p>
      <text:h text:style-name="P14" text:outline-level="3"><text:span text:style-name="T1">Verdi og skala</text:span></text:h>
      <text:p text:style-name="P4"><text:span text:style-name="T1">DEWEY: Pragmatisk filosofi – </text:span><text:span text:style-name="T12">relevant for å se på verdien av kompetanse.</text:span></text:p>
      <text:p text:style-name="P8"><text:span text:style-name="Heading_20_4_20_Char"><text:span text:style-name="T26">«Kvalitet» </text:span></text:span><text:span text:style-name="Heading_20_4_20_Char"><text:span text:style-name="T27">og økonomisering </text:span></text:span><text:span text:style-name="Heading_20_4_20_Char"><text:span text:style-name="T26">- 2.5</text:span></text:span></text:p>
      <text:p text:style-name="P9"><text:span text:style-name="Heading_20_4_20_Char"><text:span text:style-name="T19">Markedisering: Konstruksjon av markeder som en styringsmekanisme – kvalitets</text:span></text:span><text:span text:style-name="Heading_20_4_20_Char"><text:span text:style-name="T22">tegn </text:span></text:span><text:span text:style-name="Heading_20_4_20_Char"><text:span text:style-name="T19">, målstyring</text:span></text:span></text:p>
      <text:p text:style-name="P1"><text:span text:style-name="Heading_20_4_20_Char"><text:span text:style-name="T20">Singluarisering: Objekt blir knyttet til en person i en kjøpssituasjon (butikkeksempel)<text:line-break/><text:tab/><text:tab/>Brukt på studier av konkurranse og monopol, hvilket gjer den relevant for skolen</text:span></text:span></text:p>
      <text:h text:style-name="P10" text:outline-level="5"><text:span text:style-name="Heading_20_4_20_Char"><text:span text:style-name="T28"/></text:span></text:h>
      <text:h text:style-name="P11" text:outline-level="5"><text:span text:style-name="Heading_20_4_20_Char"><text:span text:style-name="T19"><text:tab/>Styringsteknologier 3</text:span></text:span></text:h>
      <text:p text:style-name="P1"><text:span text:style-name="Heading_20_4_20_Char"><text:span text:style-name="T20">(Foucault i STS) – max 250 ord om foucault – </text:span></text:span><text:span text:style-name="Heading_20_4_20_Char"><text:span text:style-name="T21">store prosjekter i dagligdagse hendelser.</text:span></text:span><text:span text:style-name="Heading_20_4_20_Char"><text:span text:style-name="T20"><text:line-break/>Lover som styringsteknologier (Utdanningsloven)<text:line-break/>Asdal&amp;Co: Biopolitiske kollektiver<text:line-break/>«Accountability»: Mål og måling </text:span></text:span></text:p>
      <text:p text:style-name="P1"><text:span text:style-name="Heading_20_4_20_Char"><text:span text:style-name="T20">(Opplæringsloven: Konseptualiseringen av «barnet»/ «eleven» og hva du kan forvente av dem. </text:span></text:span><text:span text:style-name="Heading_20_4_20_Char"><text:span text:style-name="T21">K</text:span></text:span><text:span text:style-name="Heading_20_4_20_Char"><text:span text:style-name="T20">ontrol av relasjon mellom «voksen» og «barn»)</text:span></text:span></text:p>
      <text:p text:style-name="P1"><text:span text:style-name="Heading_20_4_20_Char"><text:span text:style-name="T20"/></text:span></text:p>
      <text:p text:style-name="P5"><text:span text:style-name="T1"><text:tab/>«Åpenhet» 2</text:span></text:p>
      <text:p text:style-name="P2"><text:span text:style-name="Heading_20_4_20_Char"><text:span text:style-name="T20">Utdanningsstudier – (Edwards et.al etc.)<text:line-break/>Kritikker av ideen «Åpenhet» - <text:line-break/>Åpenhetsidealet i utdanning og IT</text:span></text:span></text:p>
      <text:h text:style-name="P15" text:outline-level="3"><text:soft-page-break/><text:span text:style-name="T1">Metodologi 7 sider</text:span></text:h>
      <text:h text:style-name="P12" text:outline-level="5"><text:span text:style-name="T1">Blandede metoder 2</text:span></text:h>
      <text:p text:style-name="P4"><text:span text:style-name="T1">Er dette blandede metode? Deltakende observasjon – ingen KLAR dikotomi mellom Etnografi og Dokumentanalyse</text:span></text:p>
      <text:h text:style-name="P12" text:outline-level="5"><text:span text:style-name="T1">Etnografi – deltakende observasjon 3</text:span></text:h>
      <text:p text:style-name="P3"/>
      <text:p text:style-name="P4"><text:span text:style-name="T1">Fleirlokalitetsetnografi: Kva var din approach? Kvifor den approachen (dvs. styrkene)? Kva er svakhetane?</text:span></text:p>
      <text:p text:style-name="P3"/>
      <text:h text:style-name="P12" text:outline-level="5"><text:span text:style-name="T1">Dokumentanalyse: <text:s/>3</text:span></text:h>
      <text:p text:style-name="P4"><text:span text:style-name="T1">Kva var din approach? Kvifor den (styrker)? Kva er svakhetene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rif" svg:font-family="serif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28in" fo:margin-bottom="0in" loext:contextual-spacing="false" fo:keep-together="always" fo:keep-with-next="always"/>
      <style:text-properties fo:color="#365f91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r Kvamsås</meta:initial-creator>
    <meta:editing-cycles>2</meta:editing-cycles>
    <meta:creation-date>2019-04-08T17:48:00</meta:creation-date>
    <dc:date>2019-04-17T19:58:41.920733992</dc:date>
    <meta:editing-duration>P1DT4H24M29S</meta:editing-duration>
    <meta:generator>LibreOffice/6.0.7.3$Linux_X86_64 LibreOffice_project/00m0$Build-3</meta:generator>
    <meta:document-statistic meta:table-count="0" meta:image-count="0" meta:object-count="0" meta:page-count="2" meta:paragraph-count="18" meta:word-count="166" meta:character-count="1262" meta:non-whitespace-character-count="1100"/>
    <meta:user-defined meta:name="AppVersion">16.0000</meta:user-defined>
    <meta:user-defined meta:name="Company">Universitetet i Osl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ZOTERO_PREF_1" meta:value-type="string">&lt;data data-version="3" zotero-version="5.0.60"&gt;&lt;session id="W656Iwyb"/&gt;&lt;style id="http://www.zotero.org/styles/chicago-author-date" locale="nb-NO" hasBibliography="1" bibliographyStyleHasBeenSet="0"/&gt;&lt;prefs&gt;&lt;pref name="fieldType" value="ReferenceMark"/&gt;&lt;p</meta:user-defined>
    <meta:user-defined meta:name="ZOTERO_PREF_2" meta:value-type="string">ref name="automaticJournalAbbreviations" value="true"/&gt;&lt;/prefs&gt;&lt;/data&gt;</meta:user-defined>
    <meta:template xlink:type="simple" xlink:actuate="onRequest" xlink:title="C669F8F1.dotm" xlink:href=""/>
  </office:meta>
</office:document-meta>
</file>